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nnee</text:p>
          </table:table-cell>
          <table:table-cell office:value-type="string" calcext:value-type="string">
            <text:p>production électricité TWh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97.9" calcext:value-type="float">
            <text:p>297,9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321.8" calcext:value-type="float">
            <text:p>321,8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341.6" calcext:value-type="float">
            <text:p>341,6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58.8" calcext:value-type="float">
            <text:p>358,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378.2" calcext:value-type="float">
            <text:p>378,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75.9" calcext:value-type="float">
            <text:p>375,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368.5" calcext:value-type="float">
            <text:p>368,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74.9" calcext:value-type="float">
            <text:p>374,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95.2" calcext:value-type="float">
            <text:p>395,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99.6" calcext:value-type="float">
            <text:p>399,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15.5" calcext:value-type="float">
            <text:p>415,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19.8" calcext:value-type="float">
            <text:p>419,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26.9" calcext:value-type="float">
            <text:p>426,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28.7" calcext:value-type="float">
            <text:p>428,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18.6" calcext:value-type="float">
            <text:p>418,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18.3" calcext:value-type="float">
            <text:p>418,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07.9" calcext:value-type="float">
            <text:p>407,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21.1" calcext:value-type="float">
            <text:p>421,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04.9" calcext:value-type="float">
            <text:p>404,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03.8" calcext:value-type="float">
            <text:p>403,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15.9" calcext:value-type="float">
            <text:p>415,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16.8" calcext:value-type="float">
            <text:p>416,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79.1" calcext:value-type="float">
            <text:p>379,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93.2" calcext:value-type="float">
            <text:p>393,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79.5" calcext:value-type="float">
            <text:p>379,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35.4" calcext:value-type="float">
            <text:p>335,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/>
        </table:table-row>
        <table:table-row table:style-name="ro1">
          <table:table-cell office:value-type="float" office:value="2022" calcext:value-type="float">
            <text:p>202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6T11:13:03.062286534</meta:creation-date>
    <dc:date>2022-12-26T12:39:20.610008559</dc:date>
    <meta:editing-duration>PT1H13M13S</meta:editing-duration>
    <meta:editing-cycles>1</meta:editing-cycles>
    <meta:document-statistic meta:table-count="1" meta:cell-count="66" meta:object-count="0"/>
    <meta:generator>LibreOffice/7.3.6.2$Linux_X86_64 LibreOffice_project/30$Build-2</meta:generator>
  </office:meta>
</office:document-meta>
</file>